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margin-top="0cm" fo:margin-bottom="0cm" loext:contextual-spacing="false" fo:text-align="end" style:justify-single-word="false"/>
      <style:text-properties officeooo:rsid="0019af2d" officeooo:paragraph-rsid="0019af2d"/>
    </style:style>
    <style:style style:name="P2" style:family="paragraph" style:parent-style-name="Standard">
      <style:paragraph-properties fo:margin-top="0cm" fo:margin-bottom="0cm" loext:contextual-spacing="false"/>
      <style:text-properties style:font-name="Garamond" fo:font-size="16pt" fo:language="fr" fo:country="FR" officeooo:rsid="000c7d02" officeooo:paragraph-rsid="000c7d02" style:font-size-asian="16pt" style:language-asian="zxx" style:country-asian="none" style:font-size-complex="16pt" style:language-complex="zxx" style:country-complex="none"/>
    </style:style>
    <style:style style:name="P3" style:family="paragraph" style:parent-style-name="Standard">
      <style:text-properties style:font-name="Garamond" fo:font-size="14pt" fo:language="fr" fo:country="FR" fo:font-weight="bold" style:font-size-asian="14pt" style:language-asian="zxx" style:country-asian="none" style:font-weight-asian="bold" style:font-size-complex="14pt" style:language-complex="zxx" style:country-complex="none" style:font-weight-complex="bold"/>
    </style:style>
    <style:style style:name="P4" style:family="paragraph" style:parent-style-name="Standard">
      <style:paragraph-properties fo:text-align="center" style:justify-single-word="false"/>
      <style:text-properties style:font-name="Garamond" fo:font-size="18pt" fo:language="fr" fo:country="FR" fo:font-weight="bold" officeooo:rsid="0024737f" officeooo:paragraph-rsid="0024737f" style:font-size-asian="18pt" style:language-asian="zxx" style:country-asian="none" style:font-weight-asian="bold" style:font-size-complex="18pt" style:language-complex="zxx" style:country-complex="none" style:font-weight-complex="bold"/>
    </style:style>
    <style:style style:name="P5" style:family="paragraph" style:parent-style-name="Standard" style:master-page-name="">
      <loext:graphic-properties draw:fill="none"/>
      <style:paragraph-properties fo:margin-left="1.101cm" fo:margin-right="0cm" fo:text-indent="0cm" style:auto-text-indent="false" style:page-number="auto" fo:background-color="transparent"/>
      <style:text-properties style:font-name="Garamond" fo:font-size="14pt" fo:language="fr" fo:country="FR" officeooo:rsid="000c7d02" officeooo:paragraph-rsid="000c7d02" style:font-size-asian="14pt" style:language-asian="zxx" style:country-asian="none" style:font-size-complex="14pt" style:language-complex="zxx" style:country-complex="none"/>
    </style:style>
    <style:style style:name="P6" style:family="paragraph" style:parent-style-name="Standard">
      <loext:graphic-properties draw:fill="none"/>
      <style:paragraph-properties fo:margin-left="1.101cm" fo:margin-right="0cm" fo:text-indent="0cm" style:auto-text-indent="false" fo:background-color="transparent"/>
      <style:text-properties style:font-name="Garamond" fo:font-size="14pt" fo:language="fr" fo:country="FR" officeooo:rsid="0024737f" officeooo:paragraph-rsid="0024737f" style:font-size-asian="14pt" style:language-asian="zxx" style:country-asian="none" style:font-size-complex="14pt" style:language-complex="zxx" style:country-complex="none"/>
    </style:style>
    <style:style style:name="P7" style:family="paragraph" style:parent-style-name="Standard">
      <loext:graphic-properties draw:fill="none"/>
      <style:paragraph-properties fo:margin-left="1.101cm" fo:margin-right="0cm" fo:text-indent="0cm" style:auto-text-indent="false" fo:background-color="transparent"/>
      <style:text-properties style:font-name="Garamond" fo:font-size="14pt" fo:language="fr" fo:country="FR" officeooo:rsid="0024c678" officeooo:paragraph-rsid="0024c678" style:font-size-asian="14pt" style:language-asian="zxx" style:country-asian="none" style:font-size-complex="14pt" style:language-complex="zxx" style:country-complex="none"/>
    </style:style>
    <style:style style:name="P8" style:family="paragraph" style:parent-style-name="Standard">
      <loext:graphic-properties draw:fill="none"/>
      <style:paragraph-properties fo:margin-left="1.101cm" fo:margin-right="0cm" fo:margin-top="0cm" fo:margin-bottom="0cm" loext:contextual-spacing="false" fo:text-indent="0cm" style:auto-text-indent="false" fo:background-color="transparent"/>
      <style:text-properties style:font-name="Garamond" fo:font-size="14pt" fo:language="fr" fo:country="FR" officeooo:rsid="000c7d02" officeooo:paragraph-rsid="0024737f" style:font-size-asian="14pt" style:language-asian="zxx" style:country-asian="none" style:font-size-complex="14pt" style:language-complex="zxx" style:country-complex="none"/>
    </style:style>
    <style:style style:name="P9" style:family="paragraph" style:parent-style-name="Standard">
      <loext:graphic-properties draw:fill="none"/>
      <style:paragraph-properties fo:margin-left="1.101cm" fo:margin-right="0cm" fo:margin-top="0cm" fo:margin-bottom="0cm" loext:contextual-spacing="false" fo:text-indent="0cm" style:auto-text-indent="false" fo:background-color="transparent"/>
      <style:text-properties style:font-name="Garamond" fo:font-size="14pt" fo:language="fr" fo:country="FR" officeooo:rsid="0024737f" officeooo:paragraph-rsid="0024737f" style:font-size-asian="14pt" style:language-asian="zxx" style:country-asian="none" style:font-size-complex="14pt" style:language-complex="zxx" style:country-complex="none"/>
    </style:style>
    <style:style style:name="P10" style:family="paragraph" style:parent-style-name="Standard" style:master-page-name="">
      <loext:graphic-properties draw:fill="none"/>
      <style:paragraph-properties fo:margin-left="1.101cm" fo:margin-right="0cm" fo:margin-top="0cm" fo:margin-bottom="0cm" loext:contextual-spacing="false" fo:text-indent="0cm" style:auto-text-indent="false" style:page-number="auto" fo:background-color="transparent"/>
      <style:text-properties style:font-name="Garamond" fo:font-size="14pt" fo:language="fr" fo:country="FR" officeooo:rsid="0024737f" officeooo:paragraph-rsid="0024737f" style:font-size-asian="14pt" style:language-asian="zxx" style:country-asian="none" style:font-size-complex="14pt" style:language-complex="zxx" style:country-complex="none"/>
    </style:style>
    <style:style style:name="P11"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Garamond" fo:font-size="14pt" fo:language="fr" fo:country="FR" officeooo:rsid="0013e51c" officeooo:paragraph-rsid="0013e51c" style:font-size-asian="14pt" style:language-asian="zxx" style:country-asian="none" style:font-size-complex="14pt" style:language-complex="zxx" style:country-complex="none"/>
    </style:style>
    <style:style style:name="P12"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Garamond" fo:font-size="14pt" fo:language="fr" fo:country="FR" officeooo:rsid="0013e51c" officeooo:paragraph-rsid="001b100f" style:font-size-asian="14pt" style:language-asian="zxx" style:country-asian="none" style:font-size-complex="14pt" style:language-complex="zxx" style:country-complex="none"/>
    </style:style>
    <style:style style:name="P13"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Garamond" fo:font-size="14pt" fo:language="fr" fo:country="FR" officeooo:rsid="0013e51c" officeooo:paragraph-rsid="0024c678" style:font-size-asian="14pt" style:language-asian="zxx" style:country-asian="none" style:font-size-complex="14pt" style:language-complex="zxx" style:country-complex="none"/>
    </style:style>
    <style:style style:name="P14" style:family="paragraph" style:parent-style-name="Standard">
      <loext:graphic-properties draw:fill="none"/>
      <style:paragraph-properties fo:margin-left="1.3cm" fo:margin-right="0cm" fo:text-indent="0cm" style:auto-text-indent="false" fo:background-color="transparent"/>
      <style:text-properties style:font-name="Garamond" fo:font-size="14pt" fo:language="fr" fo:country="FR" officeooo:rsid="001b100f" officeooo:paragraph-rsid="001b100f" style:font-size-asian="14pt" style:language-asian="zxx" style:country-asian="none" style:font-size-complex="14pt" style:language-complex="zxx" style:country-complex="none"/>
    </style:style>
    <style:style style:name="P15" style:family="paragraph" style:parent-style-name="Standard">
      <loext:graphic-properties draw:fill="none"/>
      <style:paragraph-properties fo:margin-left="1.3cm" fo:margin-right="0cm" fo:text-indent="0cm" style:auto-text-indent="false" fo:background-color="transparent"/>
      <style:text-properties style:font-name="Garamond" fo:font-size="14pt" fo:language="fr" fo:country="FR" officeooo:rsid="001b100f" officeooo:paragraph-rsid="0024c678" style:font-size-asian="14pt" style:language-asian="zxx" style:country-asian="none" style:font-size-complex="14pt" style:language-complex="zxx" style:country-complex="none"/>
    </style:style>
    <style:style style:name="P16" style:family="paragraph" style:parent-style-name="Standard">
      <loext:graphic-properties draw:fill="none"/>
      <style:paragraph-properties fo:margin-left="1.3cm" fo:margin-right="0cm" fo:text-indent="0cm" style:auto-text-indent="false" fo:background-color="transparent"/>
      <style:text-properties style:font-name="Garamond" fo:font-size="14pt" fo:language="fr" fo:country="FR" officeooo:rsid="001b4be6" officeooo:paragraph-rsid="001b4be6" style:font-size-asian="14pt" style:language-asian="zxx" style:country-asian="none" style:font-size-complex="14pt" style:language-complex="zxx" style:country-complex="none"/>
    </style:style>
    <style:style style:name="P17" style:family="paragraph" style:parent-style-name="Standard">
      <loext:graphic-properties draw:fill="none"/>
      <style:paragraph-properties fo:margin-left="1.3cm" fo:margin-right="0cm" fo:text-indent="0cm" style:auto-text-indent="false" fo:background-color="transparent"/>
      <style:text-properties style:font-name="Garamond" fo:font-size="14pt" fo:language="fr" fo:country="FR" officeooo:rsid="001c7bf9" officeooo:paragraph-rsid="0024c678" style:font-size-asian="14pt" style:language-asian="zxx" style:country-asian="none" style:font-size-complex="14pt" style:language-complex="zxx" style:country-complex="none"/>
    </style:style>
    <style:style style:name="P18" style:family="paragraph" style:parent-style-name="Standard">
      <loext:graphic-properties draw:fill="none"/>
      <style:paragraph-properties fo:margin-left="1.3cm" fo:margin-right="0cm" fo:text-indent="0cm" style:auto-text-indent="false" fo:background-color="transparent"/>
      <style:text-properties style:font-name="Garamond" fo:font-size="14pt" fo:language="fr" fo:country="FR" officeooo:rsid="0024c678" officeooo:paragraph-rsid="0024c678" style:font-size-asian="14pt" style:language-asian="zxx" style:country-asian="none" style:font-size-complex="14pt" style:language-complex="zxx" style:country-complex="none"/>
    </style:style>
    <style:style style:name="P19" style:family="paragraph" style:parent-style-name="Standard">
      <loext:graphic-properties draw:fill="none"/>
      <style:paragraph-properties fo:margin-left="1.3cm" fo:margin-right="0cm" fo:text-indent="0cm" style:auto-text-indent="false" fo:background-color="transparent"/>
      <style:text-properties style:font-name="Garamond" fo:font-size="14pt" fo:language="fr" fo:country="FR" officeooo:rsid="0026cb01" officeooo:paragraph-rsid="0026cb01" style:font-size-asian="14pt" style:language-asian="zxx" style:country-asian="none" style:font-size-complex="14pt" style:language-complex="zxx" style:country-complex="none"/>
    </style:style>
    <style:style style:name="P20" style:family="paragraph" style:parent-style-name="Standard">
      <loext:graphic-properties draw:fill="none"/>
      <style:paragraph-properties fo:margin-left="1.3cm" fo:margin-right="0cm" fo:text-indent="0cm" style:auto-text-indent="false" fo:background-color="transparent"/>
      <style:text-properties style:font-name="Garamond" fo:font-size="14pt" fo:language="fr" fo:country="FR" officeooo:rsid="0026cb01" officeooo:paragraph-rsid="0027744e" style:font-size-asian="14pt" style:language-asian="zxx" style:country-asian="none" style:font-size-complex="14pt" style:language-complex="zxx" style:country-complex="none"/>
    </style:style>
    <style:style style:name="P21" style:family="paragraph" style:parent-style-name="Standard">
      <loext:graphic-properties draw:fill="none"/>
      <style:paragraph-properties fo:margin-left="1.3cm" fo:margin-right="0cm" fo:text-indent="0cm" style:auto-text-indent="false" fo:background-color="transparent"/>
      <style:text-properties style:font-name="Garamond" fo:font-size="14pt" fo:language="fr" fo:country="FR" officeooo:rsid="0029a31c" officeooo:paragraph-rsid="0029a31c" style:font-size-asian="14pt" style:language-asian="zxx" style:country-asian="none" style:font-size-complex="14pt" style:language-complex="zxx" style:country-complex="none"/>
    </style:style>
    <style:style style:name="P22" style:family="paragraph" style:parent-style-name="Standard">
      <loext:graphic-properties draw:fill="none"/>
      <style:paragraph-properties fo:margin-left="1.3cm" fo:margin-right="0cm" fo:text-indent="0cm" style:auto-text-indent="false" fo:background-color="transparent"/>
      <style:text-properties style:font-name="Garamond" fo:font-size="14pt" fo:language="fr" fo:country="FR" officeooo:rsid="0029a31c" officeooo:paragraph-rsid="002b1c09" style:font-size-asian="14pt" style:language-asian="zxx" style:country-asian="none" style:font-size-complex="14pt" style:language-complex="zxx" style:country-complex="none"/>
    </style:style>
    <style:style style:name="P23" style:family="paragraph" style:parent-style-name="Standard">
      <loext:graphic-properties draw:fill="none"/>
      <style:paragraph-properties fo:margin-left="1.3cm" fo:margin-right="0cm" fo:text-indent="0cm" style:auto-text-indent="false" fo:background-color="transparent"/>
      <style:text-properties style:font-name="Garamond" fo:font-size="14pt" fo:language="fr" fo:country="FR" officeooo:rsid="0029a31c" officeooo:paragraph-rsid="002d40b2" style:font-size-asian="14pt" style:language-asian="zxx" style:country-asian="none" style:font-size-complex="14pt" style:language-complex="zxx" style:country-complex="none"/>
    </style:style>
    <style:style style:name="P24" style:family="paragraph" style:parent-style-name="Standard">
      <loext:graphic-properties draw:fill="none"/>
      <style:paragraph-properties fo:margin-left="1.3cm" fo:margin-right="0cm" fo:text-indent="0cm" style:auto-text-indent="false" fo:background-color="transparent"/>
      <style:text-properties style:font-name="Garamond" fo:font-size="14pt" fo:language="fr" fo:country="FR" officeooo:rsid="0029a31c" officeooo:paragraph-rsid="0030babf" style:font-size-asian="14pt" style:language-asian="zxx" style:country-asian="none" style:font-size-complex="14pt" style:language-complex="zxx" style:country-complex="none"/>
    </style:style>
    <style:style style:name="P25" style:family="paragraph" style:parent-style-name="Standard">
      <loext:graphic-properties draw:fill="none"/>
      <style:paragraph-properties fo:margin-left="1.3cm" fo:margin-right="0cm" fo:text-indent="0cm" style:auto-text-indent="false" fo:background-color="transparent"/>
      <style:text-properties style:font-name="Garamond" fo:font-size="14pt" fo:language="fr" fo:country="FR" officeooo:rsid="0029a31c" officeooo:paragraph-rsid="003111d9" style:font-size-asian="14pt" style:language-asian="zxx" style:country-asian="none" style:font-size-complex="14pt" style:language-complex="zxx" style:country-complex="none"/>
    </style:style>
    <style:style style:name="P26" style:family="paragraph" style:parent-style-name="Standard">
      <loext:graphic-properties draw:fill="none"/>
      <style:paragraph-properties fo:margin-left="1.3cm" fo:margin-right="0cm" fo:text-indent="0cm" style:auto-text-indent="false" fo:background-color="transparent"/>
      <style:text-properties style:font-name="Garamond" fo:font-size="14pt" fo:language="fr" fo:country="FR" officeooo:rsid="002a7ad0" officeooo:paragraph-rsid="002a7ad0" style:font-size-asian="14pt" style:language-asian="zxx" style:country-asian="none" style:font-size-complex="14pt" style:language-complex="zxx" style:country-complex="none"/>
    </style:style>
    <style:style style:name="P27" style:family="paragraph" style:parent-style-name="Standard">
      <loext:graphic-properties draw:fill="none"/>
      <style:paragraph-properties fo:margin-left="1.3cm" fo:margin-right="0cm" fo:text-indent="0cm" style:auto-text-indent="false" fo:background-color="transparent"/>
      <style:text-properties style:font-name="Garamond" fo:font-size="14pt" fo:language="fr" fo:country="FR" officeooo:rsid="002b1c09" officeooo:paragraph-rsid="002b1c09" style:font-size-asian="14pt" style:language-asian="zxx" style:country-asian="none" style:font-size-complex="14pt" style:language-complex="zxx" style:country-complex="none"/>
    </style:style>
    <style:style style:name="P28" style:family="paragraph" style:parent-style-name="Standard">
      <loext:graphic-properties draw:fill="none"/>
      <style:paragraph-properties fo:margin-left="1.3cm" fo:margin-right="0cm" fo:text-indent="0cm" style:auto-text-indent="false" fo:background-color="transparent"/>
      <style:text-properties style:font-name="Garamond" fo:font-size="14pt" fo:language="fr" fo:country="FR" officeooo:rsid="002c0367" officeooo:paragraph-rsid="002c0367" style:font-size-asian="14pt" style:language-asian="zxx" style:country-asian="none" style:font-size-complex="14pt" style:language-complex="zxx" style:country-complex="none"/>
    </style:style>
    <style:style style:name="P29" style:family="paragraph" style:parent-style-name="Standard">
      <loext:graphic-properties draw:fill="none"/>
      <style:paragraph-properties fo:margin-left="1.3cm" fo:margin-right="0cm" fo:text-indent="0cm" style:auto-text-indent="false" fo:background-color="transparent"/>
      <style:text-properties style:font-name="Garamond" fo:font-size="14pt" fo:language="fr" fo:country="FR" officeooo:rsid="002d40b2" officeooo:paragraph-rsid="002d40b2" style:font-size-asian="14pt" style:language-asian="zxx" style:country-asian="none" style:font-size-complex="14pt" style:language-complex="zxx" style:country-complex="none"/>
    </style:style>
    <style:style style:name="P30" style:family="paragraph" style:parent-style-name="Standard">
      <loext:graphic-properties draw:fill="none"/>
      <style:paragraph-properties fo:margin-left="1.3cm" fo:margin-right="0cm" fo:text-indent="0cm" style:auto-text-indent="false" fo:background-color="transparent"/>
      <style:text-properties style:font-name="Garamond" fo:font-size="14pt" fo:language="fr" fo:country="FR" officeooo:rsid="003111d9" officeooo:paragraph-rsid="003111d9" style:font-size-asian="14pt" style:language-asian="zxx" style:country-asian="none" style:font-size-complex="14pt" style:language-complex="zxx" style:country-complex="none"/>
    </style:style>
    <style:style style:name="P31" style:family="paragraph" style:parent-style-name="Standard" style:list-style-name="L1">
      <style:text-properties style:font-name="Garamond" fo:font-size="16pt" fo:language="fr" fo:country="FR" fo:font-weight="bold" officeooo:rsid="0024737f" officeooo:paragraph-rsid="0024737f" style:font-size-asian="16pt" style:language-asian="zxx" style:country-asian="none" style:font-weight-asian="bold" style:font-size-complex="16pt" style:language-complex="zxx" style:country-complex="none" style:font-weight-complex="bold"/>
    </style:style>
    <style:style style:name="P32" style:family="paragraph" style:parent-style-name="Standard" style:list-style-name="L1">
      <style:text-properties style:font-name="Garamond" fo:font-size="16pt" fo:language="fr" fo:country="FR" fo:font-weight="bold" officeooo:rsid="0024c678" officeooo:paragraph-rsid="0024c678" style:font-size-asian="16pt" style:language-asian="zxx" style:country-asian="none" style:font-weight-asian="bold" style:font-size-complex="16pt" style:language-complex="zxx" style:country-complex="none" style:font-weight-complex="bold"/>
    </style:style>
    <style:style style:name="P33" style:family="paragraph" style:parent-style-name="Standard" style:list-style-name="L1">
      <style:text-properties style:font-name="Garamond" fo:font-size="16pt" fo:language="fr" fo:country="FR" officeooo:rsid="000c7d02" officeooo:paragraph-rsid="0013e51c" style:font-size-asian="16pt" style:language-asian="zxx" style:country-asian="none" style:font-size-complex="16pt" style:language-complex="zxx" style:country-complex="none"/>
    </style:style>
    <style:style style:name="T1" style:family="text">
      <style:text-properties officeooo:rsid="001feb0d"/>
    </style:style>
    <style:style style:name="T2" style:family="text">
      <style:text-properties officeooo:rsid="0024c678"/>
    </style:style>
    <style:style style:name="T3" style:family="text">
      <style:text-properties officeooo:rsid="0026cb01"/>
    </style:style>
    <style:style style:name="T4" style:family="text">
      <style:text-properties officeooo:rsid="0027744e"/>
    </style:style>
    <style:style style:name="T5" style:family="text">
      <style:text-properties officeooo:rsid="0029a31c"/>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officeooo:rsid="0024737f"/>
    </style:style>
    <style:style style:name="T8" style:family="text">
      <style:text-properties officeooo:rsid="002a7ad0"/>
    </style:style>
    <style:style style:name="T9" style:family="text">
      <style:text-properties officeooo:rsid="002b1c09"/>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bold" officeooo:rsid="002d40b2" style:font-style-asian="italic" style:font-weight-asian="bold" style:font-style-complex="italic" style:font-weight-complex="bold"/>
    </style:style>
    <style:style style:name="T12" style:family="text">
      <style:text-properties officeooo:rsid="002d40b2"/>
    </style:style>
    <style:style style:name="T13" style:family="text">
      <style:text-properties officeooo:rsid="0030babf"/>
    </style:style>
    <style:style style:name="T14" style:family="text">
      <style:text-properties officeooo:rsid="0032eb98"/>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Organisations</text:p>
      <text:p text:style-name="P3"/>
      <text:list xml:id="list196571660" text:style-name="L1">
        <text:list-item>
          <text:p text:style-name="P31">Définition</text:p>
        </text:list-item>
      </text:list>
      <text:p text:style-name="P2"/>
      <text:p text:style-name="P10">Une Organisation est une entité appartenant à la Confédération et régissant un ou plusieurs domaines gouvernementaux au service des citoyens et de la Confédération.</text:p>
      <text:p text:style-name="P9">Les Organisations sont auto-financé<text:span text:style-name="T3">e</text:span>s et autonome<text:span text:style-name="T3">s</text:span> dans leur fonctionnement. Elles n’ont pas de supérieurs en dehors de la loi de la Confédération (CCA), et de la constitution. Elles restent néanmoins dépendantes les unes des autres.</text:p>
      <text:p text:style-name="P8"/>
      <text:list xml:id="list162148063389110" text:continue-numbering="true" text:style-name="L1">
        <text:list-item>
          <text:p text:style-name="P31">Histoire</text:p>
        </text:list-item>
      </text:list>
      <text:p text:style-name="P5"/>
      <text:p text:style-name="P6">La première Organisation fut le Consortium créé en 2097 (c-114) alors même que la Confédération n’existait pas encore.</text:p>
      <text:p text:style-name="P6">À cette époque, le Consortium était une institution de formation des pilotes.</text:p>
      <text:p text:style-name="P6">Suite à la création de l’UCH puis de la Confédération, le Consortium devient une Organisation chargée de l’éducation et de la formation des citoyens.</text:p>
      <text:p text:style-name="P6">En 2215 (c-4), suite à la rencontre avec les Stranis, trois Organisations furent créées, l’Alliance, la Guilde Marchande et l’Union Planétaire, respectivement chargés de <text:span text:style-name="T2">la sécurité, du commerce et de l’exploration.</text:span></text:p>
      <text:p text:style-name="P7">Enfin, en 2250 (c28), le Tribunal d’Alcor est créé pour s’occuper de la justice.</text:p>
      <text:list xml:id="list162147930422618" text:continue-numbering="true" text:style-name="L1">
        <text:list-header>
          <text:p text:style-name="P33"/>
        </text:list-header>
        <text:list-item>
          <text:p text:style-name="P32">Consortium</text:p>
        </text:list-item>
      </text:list>
      <text:p text:style-name="P11"/>
      <text:p text:style-name="P18">Le Consortium est la plus ancienne des Organisations, elle s’occupe de l’éducation jusqu’à la majorité, puis de l’accompagnement durant le service obligatoire de 2 cycles, et enfin de la formation (de 3 cycles) des pilotes.</text:p>
      <text:p text:style-name="P18">Tout individu souhaitant piloter un vaisseau (en dehors des petits véhicules non prévus pour les voyages interstellaires) doit être enregistrer au Consortium et avoir suivi la formation ou être capable de passer tous les examens pour les postulants externes.</text:p>
      <text:p text:style-name="P18">Un pilote du Consortium reçoit la possibilité de travailler à son compte <text:span text:style-name="T5">avec</text:span> les Organisations, avec l’assistance et le soutien du Consortium.</text:p>
      <text:p text:style-name="P18">La formation fournit un entraînement au pilotage (des chasseurs aux frégates) et à leur entretien, à l’usage des armes montées, au combat terrestre (maniement des armes thermiques et cinétiques, déplacement en terrain hostile, usage des armes de combat rapproché), aux négociations et à la diplomatie, et aux techniques de premiers soins.</text:p>
      <text:p text:style-name="P18">Tou<text:span text:style-name="T5">t</text:span> ceci permettant aux pilotes de pourvoir à la plupart des situations auxquelles ils pourront être exposés au cours de leur carrière.</text:p>
      <text:p text:style-name="P18"/>
      <text:p text:style-name="P28">La devise du Consortium est : « <text:span text:style-name="T11">Révélez votre potentiel</text:span><text:span text:style-name="T12"> »</text:span></text:p>
      <text:p text:style-name="P15"/>
      <text:p text:style-name="P19">cf. « Organisation du Consortium » pour plus de détails sur le fonctionnement interne</text:p>
      <text:p text:style-name="P15"><text:soft-page-break/></text:p>
      <text:list xml:id="list162148188873736" text:continue-numbering="true" text:style-name="L1">
        <text:list-item>
          <text:p text:style-name="P32">Alliance</text:p>
        </text:list-item>
      </text:list>
      <text:p text:style-name="P12"/>
      <text:p text:style-name="P21">Fondée en <text:span text:style-name="T7">2215 (c-4) </text:span>avec la Guilde et l’Union, l’Alliance représente la force armée de la Confédération.</text:p>
      <text:p text:style-name="P21">À l’origine uniquement humaine, le premier Strani à y entrer le fit en <text:span text:style-name="T8">2240 (c19).</text:span></text:p>
      <text:p text:style-name="P26">En pleine guerre contre les Torks, les forces armées Stranis fusionnent avec l’Alliance en 2356 (c127). Depuis l’Alliance est une organisation inter-espèce mais reste sous la juridiction de la Confédération.</text:p>
      <text:p text:style-name="P26">Le fonctionnement interne de l’Alliance reste donc en théorie régie par la loi et la constitution confédérale, mais cette dernière étant très générale, l’Alliance reste très indépendante de son évolution.</text:p>
      <text:p text:style-name="P26"/>
      <text:p text:style-name="P21">En temps de guerre, c’est elle qui envoie les pilotes au combat et choisi les stratégie<text:span text:style-name="T8">s</text:span> à appliquer : quels systèmes défendre, quelles planètes attaquer, où seront effectués les ravitaillements, etc.</text:p>
      <text:p text:style-name="P21">Dans ces circonstances, l’Alliance peut réquisitionner tout vaisseau de la Confédération pour l’effort de guerre, peu importe son affiliation.</text:p>
      <text:p text:style-name="P21">Tous les pilotes affiliés à l’Alliance ont obligation de répondre aux missions de guerre sous peine d’être classifié comme déserteur et de voir sa licence de pilote révoquée.</text:p>
      <text:p text:style-name="P21">En temps de paix, l’Alliance s’occupe du maintien de la paix extra-stellaire.</text:p>
      <text:p text:style-name="P21">Chaque système possède sa propre force de police indépendante.</text:p>
      <text:p text:style-name="P21">Néanmoins, <text:span text:style-name="T8">c</text:span>es forces doivent suivre les directives de l’Alliance le cas échéant.</text:p>
      <text:p text:style-name="P21">Ainsi, les missions les plus fréquentes de l’Alliance sont :</text:p>
      <text:p text:style-name="P21">- la surveillance des frontières (Cerberi et Torks)</text:p>
      <text:p text:style-name="P21">- la poursuite et la capture ou élimination de criminels en fuite</text:p>
      <text:p text:style-name="P21">- l<text:span text:style-name="T8">a</text:span> protection rapprochée de convois</text:p>
      <text:p text:style-name="P21">- faire de la reconnaissance dans des secteurs hostiles</text:p>
      <text:p text:style-name="P21"/>
      <text:p text:style-name="P27">La devise de l’Alliance est : « <text:span text:style-name="T10">Gardiens de la civilisation</text:span> ».</text:p>
      <text:p text:style-name="P20"/>
      <text:p text:style-name="P20">cf. « <text:a xlink:type="simple" xlink:href="https://drive.google.com/file/d/1t92ywzF75WfMXKL-sgpl6XZcBHKJNSd9/view" text:style-name="Internet_20_link" text:visited-style-name="Visited_20_Internet_20_Link">Organisation d</text:a><text:a xlink:type="simple" xlink:href="https://drive.google.com/file/d/1t92ywzF75WfMXKL-sgpl6XZcBHKJNSd9/view" text:style-name="Internet_20_link" text:visited-style-name="Visited_20_Internet_20_Link"><text:span text:style-name="T4">e l’Alliance</text:span></text:a> » pour plus de détails sur le fonctionnement intern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list xml:id="list162147862146629" text:continue-numbering="true" text:style-name="L1">
        <text:list-item>
          <text:p text:style-name="P32"><text:soft-page-break/>Guilde <text:span text:style-name="T9">Marchande</text:span></text:p>
        </text:list-item>
      </text:list>
      <text:p text:style-name="P13"/>
      <text:p text:style-name="P22">Fondée en <text:span text:style-name="T7">2215 (c-4) </text:span>avec l’<text:span text:style-name="T9">Alliance</text:span> et l’Union, <text:span text:style-name="T9">la Guilde</text:span> représente la <text:span text:style-name="T9">gestion économique de la Confédération.</text:span></text:p>
      <text:p text:style-name="P28">Il fut décidé de fusionner toutes les instances économiques et financières de la Confédération en une seule entité qui deviendra la Guilde Marchande (simplement appelé Guilde).</text:p>
      <text:p text:style-name="P28">Cette organisation est en charge de l’équilibre économique des colonies de la Confédération, et de tout ce qui a trait à la création, extraction <text:span text:style-name="T12">et</text:span> <text:span text:style-name="T12">transport </text:span>de marchandises.</text:p>
      <text:p text:style-name="P28"/>
      <text:p text:style-name="P28">Dès la création, il fut instaurer une règle d’or inscrite dans la loi de la Confédération, elle ne peut donc être changée que par référendum :</text:p>
      <text:p text:style-name="P28">Une part de 30 % minimums des bénéfices nets de la Guilde Marchande devra être redistribuée aux autres organisations. La répartition de cette somme sera décidé par les autorités dirigeantes de la Guilde Marchande.</text:p>
      <text:p text:style-name="P28"/>
      <text:p text:style-name="P29">La Guilde supervise toutes les infrastructures en dehors des colonies servant à l’extraction ou la fabrication/transformation de ressources.</text:p>
      <text:p text:style-name="P29">Elle s’occupe en plus du transport de ses marchandises, et de toute ressource quittant une colonie.</text:p>
      <text:p text:style-name="P29">Enfin, la Guilde dispose d’une branche chargé de surveiller les demandes des colonies et des autres factions en fonction des traités commerciaux.</text:p>
      <text:p text:style-name="P29">Le but étant d’adapter l’offre à la demande et d’éviter toute forme de spéculation sur les ressources dont la production est contrôlée.</text:p>
      <text:p text:style-name="P29"/>
      <text:p text:style-name="P29">Les traités commerciaux de la Guilde sont également de puissantes armes diplomatiques pour la Confédération. Ces derniers ayant permis une relation amicale avec les Stranis dès le premier échange.</text:p>
      <text:p text:style-name="P23"/>
      <text:p text:style-name="P29">La devise de la Guilde est : « <text:span text:style-name="T10">Tissons les liens de l’avenir <text:s/></text:span><text:span text:style-name="T6">»</text:span></text:p>
      <text:p text:style-name="P23"/>
      <text:p text:style-name="P20">cf. « Organisation d<text:span text:style-name="T4">e la Guilde</text:span> » pour plus de détails sur le fonctionnement intern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list xml:id="list162148094167810" text:continue-numbering="true" text:style-name="L1">
        <text:list-item>
          <text:p text:style-name="P32"><text:soft-page-break/>Union</text:p>
        </text:list-item>
      </text:list>
      <text:p text:style-name="P13"/>
      <text:p text:style-name="P23">Fondée en <text:span text:style-name="T7">2215 (c-4) </text:span>avec l’<text:span text:style-name="T9">Alliance</text:span> et <text:span text:style-name="T12">la Guilde, </text:span>l’Union <text:span text:style-name="T12">est en charge de la recherche, de l’exploration, et de la supervision des colonies.</text:span></text:p>
      <text:p text:style-name="P24">À l’origine <text:span text:style-name="T13">l’Union des Centres de Recherches Spatiales (UCRS) était le regroupement de tous les organismes de recherche de la Confédération.</text:span></text:p>
      <text:p text:style-name="P30">Mais suite à la première colonisation en dehors du système Hélios sur Hope I en 2248 (c26), le tout nouvel Institut Colonial fut intégré à l’UCRS pour former l’Union Planétaire.</text:p>
      <text:p text:style-name="P30"/>
      <text:p text:style-name="P30">Chaque colonie possède son propre système politique, aussi l’Union n’est là que pour accompagner les gouvernements coloniaux dans leur gestion et leur organisation locale, ainsi que pour les relations avec l’extérieur.</text:p>
      <text:p text:style-name="P30">Concrètement, si une colonie a besoin d’un apport de ressources, le gouvernement local en fait part à la branche locale de l’Union, et c’est ce dernier qui va s’occuper de contacter les bonnes personnes pour effectuer la livraison au nom du gouvernement.</text:p>
      <text:p text:style-name="P30"/>
      <text:p text:style-name="P30">En plus de cela, l’Union possède et gère tout un réseau de stations de recherche. Et quand bien même l’Alliance mène ses propres recherches dans le domaine militaire exclusivement, ses chercheurs restent en contact avec ceux de l’Union dont les champs de recherches sont beaucoup plus vastes.</text:p>
      <text:p text:style-name="P30">Enfin l’Union est en charge de la cartographie de la galaxie, elle gère donc les frontières de l’espace confédéral et choisi les systèmes à explorer et répertorier.</text:p>
      <text:p text:style-name="P30"/>
      <text:p text:style-name="P30">La devise de l’Union est : « <text:span text:style-name="T10">Cherchons, explorons, comprenons</text:span> ».</text:p>
      <text:p text:style-name="P25"/>
      <text:p text:style-name="P20">cf. « Organisation d<text:span text:style-name="T4">e l’Union</text:span> » pour plus de détails sur le fonctionnement interne</text:p>
      <text:p text:style-name="P15"/>
      <text:p text:style-name="P15"/>
      <text:p text:style-name="P15"/>
      <text:p text:style-name="P15"/>
      <text:p text:style-name="P15"/>
      <text:list xml:id="list162149214077343" text:continue-numbering="true" text:style-name="L1">
        <text:list-item>
          <text:p text:style-name="P32">Tribunal d’Alcor</text:p>
        </text:list-item>
      </text:list>
      <text:p text:style-name="P13"/>
      <text:p text:style-name="P30">Fondé en <text:span text:style-name="T2">2250 (c28), </text:span>le Tribunal d’Alcor diffère des autres Organisations.</text:p>
      <text:p text:style-name="P30">Chaque colonie de la Confédération possède un Tribunal qui est là pour juger les affaires d’infraction<text:span text:style-name="T14">s</text:span> au CCA.</text:p>
      <text:p text:style-name="P30">Chaque colonie finance la tenue du Tribunal et ce dernier ne requiert le service des pilotes que de manière exceptionnel<text:span text:style-name="T14">le</text:span> et très particulière.</text:p>
      <text:p text:style-name="P30"/>
      <text:p text:style-name="P20">cf. « <text:span text:style-name="T4">Tribunal d’Alcor</text:span> » pour plus de détails sur le fonctionnement interne</text:p>
      <text:p text:style-name="P17"/>
      <text:p text:style-name="P16"/>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cm" fo:margin-bottom="0cm" loext:contextual-spacing="false" fo:text-align="end" style:justify-single-word="false"/>
      <style:text-properties officeooo:rsid="0019af2d" officeooo:paragraph-rsid="0019af2d"/>
    </style:style>
    <style:style style:name="MT1" style:family="text">
      <style:text-properties officeooo:rsid="001feb0d"/>
    </style:style>
    <style:page-layout style:name="Mpm1">
      <style:page-layout-properties fo:page-width="21.001cm" fo:page-height="29.7cm" style:num-format="1" style:print-orientation="portrait" fo:margin-top="0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201cm" fo:margin-left="0cm" fo:margin-right="0cm" fo:margin-bottom="0.101cm" style:shadow="none" fo:background-color="transparent" style:dynamic-spacing="false" draw:fill="none" draw:fill-color="#99ccff"/>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text:p text:style-name="MP1">Par <text:span text:style-name="MT1">Orion le MJ</text:span> | Page <text:page-number text:select-page="current">4</text:page-number>/<text:page-count>4</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22M31S</meta:editing-duration>
    <meta:editing-cycles>24</meta:editing-cycles>
    <meta:generator>LibreOffice/6.0.2.1$Windows_X86_64 LibreOffice_project/f7f06a8f319e4b62f9bc5095aa112a65d2f3ac89</meta:generator>
    <dc:date>2020-03-13T16:21:47.234000000</dc:date>
    <meta:document-statistic meta:table-count="0" meta:image-count="0" meta:object-count="0" meta:page-count="4" meta:paragraph-count="65" meta:word-count="1229" meta:character-count="7768" meta:non-whitespace-character-count="6610"/>
    <meta:user-defined meta:name="Info 1"/>
    <meta:user-defined meta:name="Info 2"/>
    <meta:user-defined meta:name="Info 3"/>
    <meta:user-defined meta:name="Info 4"/>
  </office:meta>
</office:document-meta>
</file>